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2FDB00000DA657147EDD.svm"/>
  <manifest:file-entry manifest:media-type="image/png" manifest:full-path="Pictures/10000000000000200000002000309F1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1" svg:font-family="Tahoma"/>
    <style:font-face style:name="ANOGFI+Courier-Bold" svg:font-family="ANOGFI+Courier-Bold" style:font-family-generic="modern"/>
    <style:font-face style:name="ANOEMI+Arial" svg:font-family="ANOEMI+Arial" style:font-family-generic="swiss"/>
    <style:font-face style:name="ANOGHK+Arial,BoldItalic" svg:font-family="'ANOGHK+Arial,BoldItalic'" style:font-family-generic="swiss"/>
    <style:font-face style:name="Arial1" svg:font-family="Arial" style:font-family-generic="swiss"/>
    <style:font-face style:name="Bitstream Vera Sans" svg:font-family="'Bitstream Vera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Gothic" svg:font-family="Gothic" style:font-family-generic="system" style:font-pitch="variable"/>
    <style:font-face style:name="Lucida Sans Unicode" svg:font-family="'Lucida Sans Unicode'" style:font-family-generic="system" style:font-pitch="variable"/>
    <style:font-face style:name="Lucidasans" svg:font-family="Lucidasan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top="0in" fo:margin-bottom="0.0398in" fo:text-align="justify" style:justify-single-word="false" fo:background-color="transparent" style:shadow="none">
        <style:background-image/>
      </style:paragraph-properties>
      <style:text-properties style:font-name="Arial" fo:font-size="10pt" style:font-size-asian="10pt" style:font-size-complex="10pt"/>
    </style:style>
    <style:style style:name="P2" style:family="paragraph" style:parent-style-name="Standard">
      <style:paragraph-properties fo:margin-top="0in" fo:margin-bottom="0.0398in" fo:text-align="justify" style:justify-single-word="false" fo:background-color="transparent" style:shadow="none">
        <style:background-image/>
      </style:paragraph-properties>
      <style:text-properties style:font-name="Arial1" fo:font-size="10pt" style:font-name-asian="ANOEMI+Arial" style:font-size-asian="10pt" style:font-name-complex="ANOEMI+Arial" style:font-size-complex="10pt"/>
    </style:style>
    <style:style style:name="P3" style:family="paragraph" style:parent-style-name="Standard">
      <style:paragraph-properties fo:text-align="start" style:justify-single-word="false" style:text-autospace="none"/>
      <style:text-properties style:font-name="Arial1" fo:font-size="10pt" style:font-name-asian="ANOEMI+Arial" style:font-size-asian="10pt" style:font-name-complex="ANOEMI+Arial" style:font-size-complex="10pt"/>
    </style:style>
    <style:style style:name="P4" style:family="paragraph" style:parent-style-name="Standard">
      <style:paragraph-properties fo:text-align="justify" style:justify-single-word="false" style:text-autospace="none"/>
      <style:text-properties style:font-name="Arial1" fo:font-size="10pt" style:font-name-asian="ANOEMI+Arial" style:font-size-asian="10pt" style:font-name-complex="ANOEMI+Arial" style:font-size-complex="10pt"/>
    </style:style>
    <style:style style:name="P5" style:family="paragraph" style:parent-style-name="Standard">
      <style:paragraph-properties fo:text-align="start" style:justify-single-word="false" style:text-autospace="none"/>
      <style:text-properties style:font-name="Arial" fo:font-size="10pt" style:font-size-asian="10pt" style:font-size-complex="10pt"/>
    </style:style>
    <style:style style:name="P6" style:family="paragraph" style:parent-style-name="Standard">
      <style:paragraph-properties fo:text-align="start" style:justify-single-word="false" style:text-autospace="none"/>
      <style:text-properties style:font-name="Arial1" fo:font-size="10pt" style:font-name-asian="ANOGFI+Courier-Bold" style:font-size-asian="10pt" style:font-name-complex="ANOGFI+Courier-Bold" style:font-size-complex="10pt"/>
    </style:style>
    <style:style style:name="P7" style:family="paragraph" style:parent-style-name="Standard">
      <style:paragraph-properties fo:text-align="start" style:justify-single-word="false" style:text-autospace="none"/>
      <style:text-properties style:font-name="Arial1" fo:font-size="10pt" style:font-name-asian="ANOGHK+Arial,BoldItalic" style:font-size-asian="10pt" style:font-name-complex="ANOGHK+Arial,BoldItalic" style:font-size-complex="10pt"/>
    </style:style>
    <style:style style:name="P8" style:family="paragraph">
      <style:paragraph-properties fo:margin-left="0in" fo:margin-right="0in" fo:margin-top="0in" fo:margin-bottom="0in" fo:line-height="100%" fo:text-align="center" text:enable-numbering="false" fo:text-indent="0in"/>
      <style:text-properties style:use-window-font-color="true" style:text-outline="false" style:text-line-through-style="none" style:font-name="Bitstream Vera Sans" fo:font-size="12pt" fo:font-style="normal" fo:text-shadow="none" style:text-underline-style="none" fo:font-weight="normal" style:font-name-asian="Gothic" style:font-size-asian="18pt" style:font-style-asian="normal" style:font-weight-asian="normal" style:font-name-complex="Lucidasans" style:font-size-complex="18pt" style:font-style-complex="normal" style:font-weight-complex="normal" style:text-emphasize="none" style:font-relief="none"/>
    </style:style>
    <style:style style:name="P9" style:family="paragraph">
      <style:paragraph-properties fo:margin-left="0in" fo:margin-right="0in" fo:margin-top="0in" fo:margin-bottom="0in" fo:line-height="100%" fo:text-align="center" text:enable-numbering="false" fo:text-indent="0in"/>
    </style:style>
    <style:style style:name="P10" style:family="paragraph">
      <style:paragraph-properties fo:margin-left="0in" fo:margin-right="0in" fo:margin-top="0in" fo:margin-bottom="0in" fo:line-height="100%" fo:text-align="center" text:enable-numbering="false" fo:text-indent="0in"/>
      <style:text-properties style:use-window-font-color="true" style:text-outline="false" style:text-line-through-style="none" style:font-name="Bitstream Vera Sans" fo:font-size="8pt" fo:font-style="normal" fo:text-shadow="none" style:text-underline-style="none" fo:font-weight="normal" style:font-name-asian="Gothic" style:font-size-asian="18pt" style:font-style-asian="normal" style:font-weight-asian="normal" style:font-name-complex="Lucidasans" style:font-size-complex="18pt" style:font-style-complex="normal" style:font-weight-complex="normal" style:text-emphasize="none" style:font-relief="none"/>
    </style:style>
    <style:style style:name="P11" style:family="paragraph">
      <style:paragraph-properties fo:margin-left="0in" fo:margin-right="0in" fo:margin-top="0in" fo:margin-bottom="0in" fo:line-height="100%" fo:text-align="center" text:enable-numbering="false" fo:text-indent="0in" style:text-autospace="ideograph-alpha" style:punctuation-wrap="simple" style:line-break="strict" style:writing-mode="lr-tb">
        <style:tab-stops/>
      </style:paragraph-properties>
      <style:text-properties fo:hyphenate="false"/>
    </style:style>
    <style:style style:name="P12" style:family="paragraph">
      <style:paragraph-properties fo:margin-left="0in" fo:margin-right="0in" fo:margin-top="0in" fo:margin-bottom="0in" fo:line-height="100%" fo:text-align="center" text:enable-numbering="false" fo:text-indent="0in" style:text-autospace="ideograph-alpha" style:punctuation-wrap="simple" style:line-break="strict" style:writing-mode="lr-tb">
        <style:tab-stops/>
      </style:paragraph-properties>
      <style:text-properties style:use-window-font-color="true" style:text-outline="false" style:text-line-through-style="none" style:text-position="0% 100%" style:font-name="Bitstream Vera Sans" fo:font-size="8pt" fo:letter-spacing="normal" fo:language="en" fo:country="US" fo:font-style="normal" fo:text-shadow="none" style:text-underline-style="none" fo:font-weight="normal" style:text-underline-mode="continuous" style:text-line-through-mode="continuous" style:letter-kerning="false" style:font-name-asian="Gothic" style:font-size-asian="18pt" style:language-asian="en" style:country-asian="US" style:font-style-asian="normal" style:font-weight-asian="normal" style:font-name-complex="Lucidasans" style:font-size-complex="18pt" style:language-complex="en" style:country-complex="US" style:font-style-complex="normal" style:font-weight-complex="normal" style:text-emphasize="none" style:text-scale="100%" style:font-relief="none" fo:hyphenate="false"/>
    </style:style>
    <style:style style:name="P13" style:family="paragraph">
      <style:paragraph-properties fo:margin-left="0in" fo:margin-right="0in" fo:margin-top="0in" fo:margin-bottom="0in" fo:line-height="100%" fo:text-align="center" text:enable-numbering="false" fo:text-indent="0in" style:text-autospace="ideograph-alpha" style:punctuation-wrap="simple" style:line-break="strict" style:writing-mode="lr-tb">
        <style:tab-stops/>
      </style:paragraph-properties>
      <style:text-properties style:use-window-font-color="true" style:text-outline="false" style:text-line-through-style="none" style:text-position="0% 100%" style:font-name="Bitstream Vera Sans" fo:font-size="18pt" fo:letter-spacing="normal" fo:language="en" fo:country="US" fo:font-style="normal" fo:text-shadow="none" style:text-underline-style="none" fo:font-weight="normal" style:text-underline-mode="continuous" style:text-line-through-mode="continuous" style:letter-kerning="false" style:font-name-asian="Gothic" style:font-size-asian="18pt" style:language-asian="en" style:country-asian="US" style:font-style-asian="normal" style:font-weight-asian="normal" style:font-name-complex="Lucidasans" style:font-size-complex="18pt" style:language-complex="en" style:country-complex="US" style:font-style-complex="normal" style:font-weight-complex="normal" style:text-emphasize="none" style:text-scale="100%" style:font-relief="none" fo:hyphenate="false"/>
    </style:style>
    <style:style style:name="P14" style:family="paragraph">
      <style:paragraph-properties fo:margin-left="0in" fo:margin-right="0in" fo:margin-top="0in" fo:margin-bottom="0in" fo:line-height="100%" fo:text-align="center" text:enable-numbering="false" fo:text-indent="0in"/>
      <style:text-properties style:use-window-font-color="true" style:text-outline="false" style:text-line-through-style="none" style:font-name="Bitstream Vera Sans" fo:font-size="18pt" fo:font-style="normal" fo:text-shadow="none" style:text-underline-style="none" fo:font-weight="normal" style:font-name-asian="Gothic" style:font-size-asian="18pt" style:font-style-asian="normal" style:font-weight-asian="normal" style:font-name-complex="Tahoma" style:font-size-complex="18pt" style:font-style-complex="normal" style:font-weight-complex="normal" style:text-emphasize="none" style:font-relief="none"/>
    </style:style>
    <style:style style:name="P15" style:family="paragraph">
      <style:paragraph-properties fo:margin-left="0in" fo:margin-right="0in" fo:margin-top="0in" fo:margin-bottom="0in" fo:line-height="100%" fo:text-align="center" text:enable-numbering="false" fo:text-indent="0in" style:text-autospace="ideograph-alpha" style:punctuation-wrap="simple" style:line-break="strict" style:writing-mode="lr-tb">
        <style:tab-stops/>
      </style:paragraph-properties>
      <style:text-properties style:use-window-font-color="true" style:text-outline="false" style:text-line-through-style="none" style:text-position="0% 100%" style:font-name="Bitstream Vera Sans" fo:font-size="12pt" fo:letter-spacing="normal" fo:language="en" fo:country="US" fo:font-style="normal" fo:text-shadow="none" style:text-underline-style="none" fo:font-weight="normal" style:text-underline-mode="continuous" style:text-line-through-mode="continuous" style:letter-kerning="false" style:font-name-asian="Gothic" style:font-size-asian="18pt" style:language-asian="en" style:country-asian="US" style:font-style-asian="normal" style:font-weight-asian="normal" style:font-name-complex="Lucidasans" style:font-size-complex="18pt" style:language-complex="en" style:country-complex="US" style:font-style-complex="normal" style:font-weight-complex="normal" style:text-emphasize="none" style:text-scale="100%" style:font-relief="none" fo:hyphenate="false"/>
    </style:style>
    <style:style style:name="P16" style:family="paragraph">
      <style:paragraph-properties fo:margin-left="0in" fo:margin-right="0in" fo:margin-top="0in" fo:margin-bottom="0in" fo:line-height="100%" fo:text-align="center" text:enable-numbering="false" fo:text-indent="0in"/>
      <style:text-properties style:use-window-font-color="true" style:text-outline="false" style:text-line-through-style="none" style:font-name="Bitstream Vera Sans" fo:font-size="18pt" fo:font-style="normal" fo:text-shadow="none" style:text-underline-style="none" fo:font-weight="normal" style:font-name-asian="Gothic" style:font-size-asian="18pt" style:font-style-asian="normal" style:font-weight-asian="normal" style:font-name-complex="Lucidasans" style:font-size-complex="18pt" style:font-style-complex="normal" style:font-weight-complex="normal" style:text-emphasize="none" style:font-relief="none"/>
    </style:style>
    <style:style style:name="P17" style:family="paragraph" style:parent-style-name="Text_20_body">
      <style:paragraph-properties fo:text-align="start" style:justify-single-word="false" style:text-autospace="none"/>
      <style:text-properties style:font-name="Arial1" fo:font-size="8pt" style:font-name-asian="ANOEMI+Arial" style:font-size-asian="8pt" style:font-name-complex="ANOEMI+Arial" style:font-size-complex="8pt"/>
    </style:style>
    <style:style style:name="P18" style:family="paragraph">
      <style:paragraph-properties fo:text-align="center"/>
    </style:style>
    <style:style style:name="P19" style:family="paragraph" style:parent-style-name="Standard">
      <style:paragraph-properties fo:margin-top="0in" fo:margin-bottom="0.0398in" fo:line-height="100%" fo:text-align="justify" style:justify-single-word="false" fo:background-color="transparent" style:shadow="none">
        <style:background-image/>
      </style:paragraph-properties>
    </style:style>
    <style:style style:name="P20" style:family="paragraph" style:parent-style-name="Standard">
      <style:text-properties style:font-name="Arial" fo:font-size="10pt" style:font-size-asian="10pt" style:font-size-complex="10pt"/>
    </style:style>
    <style:style style:name="P21" style:family="paragraph">
      <style:paragraph-properties fo:margin-left="0in" fo:margin-right="0in" fo:margin-top="0in" fo:margin-bottom="0in" fo:line-height="100%" text:enable-numbering="false" fo:text-indent="0in"/>
    </style:style>
    <style:style style:name="P22" style:family="paragraph">
      <style:paragraph-properties fo:margin-left="0in" fo:margin-right="0in" fo:margin-top="0in" fo:margin-bottom="0in" fo:line-height="100%" text:enable-numbering="false" fo:text-indent="0in"/>
      <style:text-properties style:use-window-font-color="true" style:text-outline="false" style:text-line-through-style="none" style:font-name="Bitstream Vera Sans" fo:font-size="12pt" fo:font-style="normal" fo:text-shadow="none" style:text-underline-style="none" fo:font-weight="normal" style:font-name-asian="Gothic" style:font-size-asian="18pt" style:font-style-asian="normal" style:font-weight-asian="normal" style:font-name-complex="Lucidasans" style:font-size-complex="18pt" style:font-style-complex="normal" style:font-weight-complex="normal" style:text-emphasize="none" style:font-relief="none"/>
    </style:style>
    <style:style style:name="T1" style:family="text">
      <style:text-properties style:font-name-asian="ANOGFI+Courier-Bold" style:font-name-complex="ANOGFI+Courier-Bold"/>
    </style:style>
    <style:style style:name="T2" style:family="text">
      <style:text-properties style:font-name="Arial1" style:font-name-asian="ANOGFI+Courier-Bold" style:font-name-complex="ANOGFI+Courier-Bold"/>
    </style:style>
    <style:style style:name="T3" style:family="text">
      <style:text-properties style:font-name="Arial1" style:font-name-asian="ANOEMI+Arial" style:font-name-complex="ANOEMI+Arial"/>
    </style:style>
    <style:style style:name="T4" style:family="text">
      <style:text-properties style:font-name-asian="ANOEMI+Arial" style:font-name-complex="ANOEMI+Arial"/>
    </style:style>
    <style:style style:name="T5" style:family="text">
      <style:text-properties style:use-window-font-color="true" style:text-outline="false" style:text-line-through-style="none" style:font-name="Bitstream Vera Sans" fo:font-size="8pt" fo:font-style="normal" fo:text-shadow="none" style:text-underline-style="none" fo:font-weight="normal" style:font-name-asian="Gothic" style:font-size-asian="18pt" style:font-style-asian="normal" style:font-weight-asian="normal" style:font-name-complex="Lucidasans" style:font-size-complex="18pt" style:font-style-complex="normal" style:font-weight-complex="normal" style:text-emphasize="none" style:font-relief="none"/>
    </style:style>
    <style:style style:name="T6" style:family="text">
      <style:text-properties style:use-window-font-color="true" style:text-outline="false" style:text-line-through-style="none" style:text-position="0% 100%" style:font-name="Bitstream Vera Sans" fo:font-size="8pt" fo:letter-spacing="normal" fo:language="en" fo:country="US" fo:font-style="normal" fo:text-shadow="none" style:text-underline-style="none" fo:font-weight="normal" style:text-underline-mode="continuous" style:text-line-through-mode="continuous" style:letter-kerning="false" style:font-name-asian="Gothic" style:font-size-asian="18pt" style:language-asian="en" style:country-asian="US" style:font-style-asian="normal" style:font-weight-asian="normal" style:font-name-complex="Lucidasans" style:font-size-complex="18pt" style:language-complex="en" style:country-complex="US" style:font-style-complex="normal" style:font-weight-complex="normal" style:text-emphasize="none" style:text-scale="100%" style:font-relief="none"/>
    </style:style>
    <style:style style:name="T7" style:family="text">
      <style:text-properties fo:font-weight="bold" style:font-weight-asian="bold" style:font-weight-complex="bold"/>
    </style:style>
    <style:style style:name="T8" style:family="text">
      <style:text-properties style:font-name="Arial1" fo:font-size="10pt" style:font-name-asian="ANOEMI+Arial" style:font-size-asian="10pt" style:font-name-complex="ANOEMI+Arial" style:font-size-complex="10pt"/>
    </style:style>
    <style:style style:name="T9" style:family="text">
      <style:text-properties style:use-window-font-color="true" style:text-outline="false" style:text-line-through-style="none" style:font-name="Bitstream Vera Sans" fo:font-size="12pt" fo:font-style="normal" fo:text-shadow="none" style:text-underline-style="none" fo:font-weight="normal" style:font-name-asian="Gothic" style:font-size-asian="18pt" style:font-style-asian="normal" style:font-weight-asian="normal" style:font-name-complex="Lucidasans" style:font-size-complex="18pt" style:font-style-complex="normal" style:font-weight-complex="normal" style:text-emphasize="none" style:font-relief="none"/>
    </style:style>
    <style:style style:name="Sect1" style:family="section">
      <style:section-properties text:dont-balance-text-columns="false" style:editable="false">
        <style:columns fo:column-count="2" fo:column-gap="0.1181in">
          <style:column style:rel-width="32767*" fo:start-indent="0in" fo:end-indent="0.0591in"/>
          <style:column style:rel-width="32768*" fo:start-indent="0.0591in" fo:end-indent="0in"/>
        </style:columns>
      </style:section-properties>
    </style:style>
    <style:style style:name="gr1"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solid"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3" style:family="graphic">
      <style:graphic-properties draw:stroke="solid" svg:stroke-width="0.0098in" svg:stroke-color="#000000" draw:marker-start="" draw:marker-start-width="0.1228in" draw:marker-start-center="false" draw:marker-end="" draw:marker-end-width="0.1228in" draw:marker-end-center="false" draw:fill="none" draw:fill-color="#99ccff" draw:textarea-horizontal-align="center" draw:textarea-vertical-align="middle" fo:padding-top="0.0543in" fo:padding-bottom="0.0543in" fo:padding-left="0.1035in" fo:padding-right="0.1035in" draw:shadow="hidden" draw:shadow-offset-x="0.1181in" draw:shadow-offset-y="0.1181in" draw:shadow-color="#808080" style:run-through="foreground"/>
    </style:style>
    <style:style style:name="gr4" style:family="graphic">
      <style:graphic-properties style:run-through="foreground"/>
    </style:style>
    <style:style style:name="gr5" style:family="graphic">
      <style:graphic-properties draw:stroke="solid" draw:stroke-dash="Dash_20_15" svg:stroke-width="0.0098in" svg:stroke-color="#000000" draw:marker-start="" draw:marker-start-width="0.0937in" draw:marker-start-center="false" draw:marker-end="" draw:marker-end-width="0.0937in" draw:marker-end-center="false" svg:stroke-opacity="100%" draw:stroke-linejoin="round" draw:fill="none" draw:fill-color="#99ccff" draw:secondary-fill-color="#99ccff" draw:fill-gradient-name="Gradient_20_8" draw:gradient-step-count="0" draw:fill-hatch-name="Hatch_20_14" draw:fill-hatch-solid="false" draw:fill-image-name="Bitmape_20_1" draw:opacity="100%" draw:opacity-name="" draw:fill-image-width="0in" draw:fill-image-height="0in" style:repeat="repeat" draw:fill-image-ref-point-x="0%" draw:fill-image-ref-point-y="0%" draw:fill-image-ref-point="center" draw:tile-repeat-offset="0% vertical" draw:textarea-horizontal-align="center" draw:textarea-vertical-align="middle" draw:auto-grow-width="false" draw:fit-to-size="false" draw:fit-to-contour="false" fo:max-height="0in" fo:max-width="0in" fo:min-height="0in" fo:min-width="0in" fo:padding-top="0.0543in" fo:padding-bottom="0.0543in" fo:padding-left="0.1035in" fo:padding-right="0.1035in" fo:wrap-option="wrap" draw:shadow="hidden" draw:shadow-offset-x="0.1181in" draw:shadow-offset-y="0.1181in" draw:shadow-color="#808080" draw:shadow-opacity="100%" text:animation="none" text:animation-direction="left" text:animation-start-inside="false" text:animation-stop-inside="false" text:animation-repeat="0" text:animation-delay="PT00H00M00S" text:animation-steps="0in" style:run-through="foreground"/>
    </style:style>
    <style:style style:name="gr6" style:family="graphic">
      <style:graphic-properties draw:stroke="solid" draw:stroke-dash="Dash_20_15" svg:stroke-width="0.0098in" svg:stroke-color="#000000" draw:marker-start="" draw:marker-start-width="0.0937in" draw:marker-start-center="false" draw:marker-end="" draw:marker-end-width="0.0937in" draw:marker-end-center="false" svg:stroke-opacity="100%" draw:stroke-linejoin="round" draw:fill="none" draw:fill-color="#99ccff" draw:secondary-fill-color="#99ccff" draw:fill-gradient-name="Gradient_20_8" draw:gradient-step-count="0" draw:fill-hatch-name="Hatch_20_14" draw:fill-hatch-solid="false" draw:fill-image-name="Bitmape_20_1" draw:opacity="100%" draw:opacity-name="" draw:fill-image-width="0in" draw:fill-image-height="0in"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in" fo:max-width="0in" fo:min-height="0in" fo:min-width="0in" fo:padding-top="0.0543in" fo:padding-bottom="0.0543in" fo:padding-left="0.1035in" fo:padding-right="0.1035in" fo:wrap-option="wrap" draw:shadow="hidden" draw:shadow-offset-x="0.1181in" draw:shadow-offset-y="0.1181in" draw:shadow-color="#808080" draw:shadow-opacity="100%" text:animation="none" text:animation-direction="left" text:animation-start-inside="false" text:animation-stop-inside="false" text:animation-repeat="0" text:animation-delay="PT00H00M00S" text:animation-steps="0in" style:run-through="foreground"/>
    </style:style>
    <style:style style:name="gr7" style:family="graphic">
      <style:graphic-properties draw:stroke="solid" svg:stroke-width="0.0098in" svg:stroke-color="#000000" draw:marker-start="" draw:marker-start-width="0.0929in" draw:marker-start-center="false" draw:marker-end="Arrow" draw:marker-end-width="0.0547in" draw:marker-end-center="false" draw:fill="solid" draw:fill-color="#99ccff" draw:textarea-horizontal-align="center" draw:textarea-vertical-align="middle" fo:padding-top="0.0047in" fo:padding-bottom="0.0047in" fo:padding-left="0.0047in" fo:padding-right="0.0047in" draw:shadow="hidden" draw:shadow-offset-x="0.1181in" draw:shadow-offset-y="0.1181in" draw:shadow-color="#808080" style:run-through="foreground"/>
    </style:style>
    <style:style style:name="gr8" style:family="graphic">
      <style:graphic-properties draw:stroke="dash" draw:stroke-dash="Fine_20_Dashed_20__28_var_29_" svg:stroke-width="0.0098in" svg:stroke-color="#000000" draw:marker-start="" draw:marker-start-width="0.0937in" draw:marker-start-center="false" draw:marker-end="" draw:marker-end-width="0.0937in" draw:marker-end-center="false" svg:stroke-opacity="100%" draw:stroke-linejoin="round" draw:fill="solid" draw:fill-color="#99ccff" draw:secondary-fill-color="#99ccff" draw:fill-gradient-name="Gradient_20_8" draw:gradient-step-count="0" draw:fill-hatch-name="Hatch_20_14" draw:fill-hatch-solid="false" draw:fill-image-name="Bitmape_20_1" draw:opacity="100%" draw:opacity-name="" draw:fill-image-width="0in" draw:fill-image-height="0in"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in" fo:max-width="0in" fo:min-height="0in" fo:min-width="0in" fo:padding-top="0.0047in" fo:padding-bottom="0.0047in" fo:padding-left="0.0047in" fo:padding-right="0.0047in" fo:wrap-option="wrap" draw:shadow="hidden" draw:shadow-offset-x="0.1181in" draw:shadow-offset-y="0.1181in" draw:shadow-color="#808080" draw:shadow-opacity="100%" text:animation="none" text:animation-direction="left" text:animation-start-inside="false" text:animation-stop-inside="false" text:animation-repeat="0" text:animation-delay="PT00H00M00S" text:animation-steps="0in" style:run-through="foreground"/>
    </style:style>
    <style:style style:name="gr9" style:family="graphic">
      <style:graphic-properties draw:stroke="dash" draw:stroke-dash="Fine_20_Dashed_20__28_var_29_" svg:stroke-width="0.0098in" svg:stroke-color="#000000" draw:marker-start="" draw:marker-start-width="0.0929in" draw:marker-start-center="false" draw:marker-end="Arrow" draw:marker-end-width="0.0547in" draw:marker-end-center="false" draw:fill="solid" draw:fill-color="#99ccff" draw:textarea-horizontal-align="center" draw:textarea-vertical-align="middle" fo:padding-top="0.0047in" fo:padding-bottom="0.0047in" fo:padding-left="0.0047in" fo:padding-right="0.0047in" draw:shadow="hidden" draw:shadow-offset-x="0.1181in" draw:shadow-offset-y="0.1181in" draw:shadow-color="#808080" style:run-through="foreground"/>
    </style:style>
    <style:style style:name="gr10" style:family="graphic">
      <style:graphic-properties draw:stroke="dash" draw:stroke-dash="Fine_20_Dashed_20__28_var_29_" svg:stroke-width="0.0098in" svg:stroke-color="#000000" draw:marker-start="" draw:marker-start-width="0.0929in" draw:marker-start-center="false" draw:marker-end="" draw:marker-end-width="0.0929in" draw:marker-end-center="false" draw:fill="solid" draw:fill-color="#99ccff" draw:textarea-horizontal-align="center" draw:textarea-vertical-align="middle" fo:padding-top="0.0543in" fo:padding-bottom="0.0543in" fo:padding-left="0.1035in" fo:padding-right="0.1035in" draw:shadow="hidden" draw:shadow-offset-x="0.1181in" draw:shadow-offset-y="0.1181in" draw:shadow-color="#808080" style:run-through="foreground"/>
    </style:style>
    <style:style style:name="gr1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style:run-through="foreground" style:wrap="run-through" style:number-wrapped-paragraphs="no-limit" style:vertical-pos="from-top" style:vertical-rel="paragraph" style:horizontal-pos="from-left" style:horizontal-rel="paragraph"/>
    </style:style>
    <style:style style:name="gr13"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4" style:family="graphic">
      <style:graphic-properties draw:stroke="solid" svg:stroke-width="0in" svg:stroke-color="#000000" draw:marker-start="" draw:marker-start-width="0.1181in" draw:marker-start-center="false" draw:marker-end="" draw:marker-end-width="0.1181in" draw:marker-end-center="false" draw:fill="solid" draw:fill-color="#ffffff" draw:textarea-horizontal-align="justify" draw:textarea-vertical-align="middle" draw:auto-grow-height="false" fo:min-height="0in" fo:min-width="0in" fo:padding-top="0.0492in" fo:padding-bottom="0.0492in" fo:padding-left="0.0984in" fo:padding-right="0.0984in" draw:shadow="hidden" draw:shadow-offset-x="0.1181in" draw:shadow-offset-y="0.1181in" draw:shadow-color="#808080" style:run-through="foreground"/>
    </style:style>
    <style:style style:name="gr15" style:family="graphic">
      <style:graphic-properties draw:stroke="solid" svg:stroke-width="0in" svg:stroke-color="#000000" draw:marker-start="" draw:marker-start-width="0.1181in" draw:marker-start-center="false" draw:marker-end="" draw:marker-end-width="0.1181in" draw:marker-end-center="false" draw:fill="solid" draw:fill-color="#ffffff" draw:textarea-horizontal-align="justify" draw:textarea-vertical-align="middle" draw:auto-grow-height="false" fo:min-height="0in" fo:min-width="0in" fo:padding-top="0.0492in" fo:padding-bottom="0.0492in" fo:padding-left="0.0984in" fo:padding-right="0.0984in" draw:shadow="hidden" draw:shadow-offset-x="0.1181in" draw:shadow-offset-y="0.1181in" draw:shadow-color="#808080" style:run-through="foreground"/>
    </style:style>
    <style:style style:name="gr16" style:family="graphic">
      <style:graphic-properties draw:stroke="solid" svg:stroke-width="0in" svg:stroke-color="#000000" draw:marker-start="" draw:marker-start-width="0.1181in" draw:marker-start-center="false" draw:marker-end="" draw:marker-end-width="0.1181in" draw:marker-end-center="false" draw:fill="solid" draw:fill-color="#ffffff" draw:textarea-horizontal-align="justify" draw:textarea-vertical-align="middle" draw:auto-grow-height="false" fo:min-height="0in" fo:min-width="0in" fo:padding-top="0.0492in" fo:padding-bottom="0.0492in" fo:padding-left="0.0984in" fo:padding-right="0.0984in" draw:shadow="hidden" draw:shadow-offset-x="0.1181in" draw:shadow-offset-y="0.1181in" draw:shadow-color="#808080" style:run-through="foreground"/>
    </style:style>
    <style:style style:name="gr17" style:family="graphic">
      <style:graphic-properties draw:stroke="solid" svg:stroke-width="0in" svg:stroke-color="#000000" draw:marker-start="" draw:marker-start-width="0.1181in" draw:marker-start-center="false" draw:marker-end="" draw:marker-end-width="0.1181in" draw:marker-end-center="false" draw:fill="solid" draw:fill-color="#ffffff" draw:textarea-horizontal-align="justify" draw:textarea-vertical-align="middle" draw:auto-grow-height="false" fo:min-height="0in" fo:min-width="0in" fo:padding-top="0.0492in" fo:padding-bottom="0.0492in" fo:padding-left="0.0984in" fo:padding-right="0.0984in" draw:shadow="hidden" draw:shadow-offset-x="0.1181in" draw:shadow-offset-y="0.1181in" draw:shadow-color="#808080" style:run-through="foreground"/>
    </style:style>
    <style:style style:name="gr18"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false" fo:min-height="0in" fo:min-width="0.3035in" fo:padding-top="0.0492in" fo:padding-bottom="0.0492in" fo:padding-left="0.0984in" fo:padding-right="0.0984in" draw:shadow="hidden" draw:shadow-offset-x="0.1181in" draw:shadow-offset-y="0.1181in" draw:shadow-color="#808080" style:run-through="foreground"/>
    </style:style>
    <style:style style:name="gr19"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false" fo:min-height="0in" fo:min-width="0.3035in" fo:padding-top="0.0492in" fo:padding-bottom="0.0492in" fo:padding-left="0.0984in" fo:padding-right="0.0984in" draw:shadow="hidden" draw:shadow-offset-x="0.1181in" draw:shadow-offset-y="0.1181in" draw:shadow-color="#808080" style:run-through="foreground"/>
    </style:style>
    <style:style style:name="gr20"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false" fo:min-height="0in" fo:min-width="0.3035in" fo:padding-top="0.0492in" fo:padding-bottom="0.0492in" fo:padding-left="0.0984in" fo:padding-right="0.0984in" draw:shadow="hidden" draw:shadow-offset-x="0.1181in" draw:shadow-offset-y="0.1181in" draw:shadow-color="#808080" style:run-through="foreground"/>
    </style:style>
    <style:style style:name="gr21" style:family="graphic">
      <style:graphic-properties draw:stroke="solid" svg:stroke-width="0in" svg:stroke-color="#000000" draw:marker-start="" draw:marker-start-width="0.1181in" draw:marker-start-center="false" draw:marker-end="" draw:marker-end-width="0.1181in" draw:marker-end-center="false" draw:fill="solid" draw:fill-color="#ffffff" draw:textarea-horizontal-align="justify" draw:textarea-vertical-align="middle" draw:auto-grow-height="false" fo:min-height="0in" fo:min-width="0in" fo:padding-top="0.0492in" fo:padding-bottom="0.0492in" fo:padding-left="0.0984in" fo:padding-right="0.0984in" draw:shadow="hidden" draw:shadow-offset-x="0.1181in" draw:shadow-offset-y="0.1181in" draw:shadow-color="#808080" style:run-through="foreground"/>
    </style:style>
    <style:style style:name="gr22"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false" fo:min-height="0in" fo:min-width="0.3035in" fo:padding-top="0.0492in" fo:padding-bottom="0.0492in" fo:padding-left="0.0984in" fo:padding-right="0.0984in" draw:shadow="hidden" draw:shadow-offset-x="0.1181in" draw:shadow-offset-y="0.1181in" draw:shadow-color="#808080" style:run-through="foreground"/>
    </style:style>
    <style:style style:name="gr23" style:family="graphic">
      <style:graphic-properties draw:stroke="solid"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4"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in" fo:min-width="0in" fo:padding-top="0.0492in" fo:padding-bottom="0.0492in" fo:padding-left="0.0984in" fo:padding-right="0.0984in" draw:shadow="hidden" draw:shadow-offset-x="0.1181in" draw:shadow-offset-y="0.1181in" draw:shadow-color="#808080" style:run-through="foregroun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Section1">
        <text:h text:style-name="Heading_20_1" text:outline-level="1">Introduction</text:h>
        <text:p text:style-name="P1">Pipelining is an important technique that is used very often in the design of digital circuits. The CSL Pipeline is used to specify the number of pipestages, the signal names in each pipestages. <text:s text:c="2"/></text:p>
        <text:h text:style-name="Heading_20_1" text:outline-level="1">Description</text:h>
        <text:p text:style-name="P2">CSL Pipeline is useful when there are a number of signals which are sent or bundled together across different pipe stages. Another case in which automatically generating pipe stages is useful is when complex branching and merging occurs in the pipelines. In some cases the design of the pipeline branches and merges is as or more complicated than the design of the logic in the pipeline stages. Complex branching and merging can lead to register leaks and duplicate data in the pipelines. Automatically generating the pipeline branches can prevent register leaks and duplicates.</text:p>
        <text:p text:style-name="P3"/>
        <text:p text:style-name="P4">The CSL pipestage generator is used together with CSL Pipeline in order to assist the designer in building pipelines.</text:p>
        <text:p text:style-name="P3"><text:span text:style-name="T1">•</text:span> Pipelines are automatically generated using the CSL pipeline commands.</text:p>
        <text:p text:style-name="P3"><text:span text:style-name="T1">•</text:span> Logic is inserted into CSL pipelines using code inlining.</text:p>
        <text:p text:style-name="P3"><text:span text:style-name="T1">•</text:span> Stalls are used to control the data flow down a pipeline.</text:p>
        <text:p text:style-name="P3">Enables are used to move a state through the pipelines</text:p>
        <text:p text:style-name="P5"/>
        <text:h text:style-name="Heading_20_1" text:outline-level="1">Features</text:h>
        <text:p text:style-name="P1">The CSL Pipeline helps designer to implement: <text:span text:style-name="T2">•</text:span><text:span text:style-name="T3">Standard Pipeline</text:span></text:p>
        <text:p text:style-name="P6">•<text:span text:style-name="T4">Pipeline with valid bit</text:span></text:p>
        <text:p text:style-name="P6">•<text:span text:style-name="T4">Pipeline with stall and qualified valid bit for duplicate prevention</text:span></text:p>
        <text:p text:style-name="P7"><text:span text:style-name="T1">•</text:span>Pipelines with sequential feedback loops with branches and stalls</text:p>
        <text:p text:style-name="P7"><text:span text:style-name="T1">•</text:span>CSL Pipestage generator</text:p>
        <text:p text:style-name="P7"><text:span text:style-name="T1">•</text:span>Pipeline latency match generator</text:p>
        <text:p text:style-name="P7"><text:span text:style-name="T1">•</text:span>Pipeline latency checker</text:p>
        <text:p text:style-name="P7"><text:span text:style-name="T1">•</text:span>Pipeline branching and data forwarding</text:p>
        <text:p text:style-name="P7"><text:span text:style-name="T1">•</text:span>Pipeline with bubble collapsing</text:p>
        <text:p text:style-name="P7"><text:span text:style-name="T1">•</text:span>Pipeline with bypass logic for buffering pipelined data</text:p>
        <text:p text:style-name="P7"><text:span text:style-name="T1">•</text:span>Pipeline branch and merge semaphores</text:p>
        <text:p text:style-name="P3"/>
        <text:p text:style-name="P3"><draw:g text:anchor-type="paragraph" draw:z-index="2" draw:style-name="gr1"><draw:rect draw:style-name="gr2" draw:text-style-name="P8" svg:width="3.2614in" svg:height="0.9587in" svg:x="0.0008in" svg:y="0in"><text:p/></draw:rect><draw:rect draw:style-name="gr3" draw:text-style-name="P10" svg:width="0.2161in" svg:height="0.248in" svg:x="0.0142in" svg:y="0.1882in"><text:p text:style-name="P9"><text:span text:style-name="T5">pc</text:span></text:p></draw:rect><draw:rect draw:style-name="gr3" draw:text-style-name="P10" svg:width="0.2571in" svg:height="0.248in" svg:x="2.4846in" svg:y="0.1898in"><text:p text:style-name="P9"><text:span text:style-name="T5">eu</text:span></text:p></draw:rect><draw:rect draw:style-name="gr3" draw:text-style-name="P10" svg:width="0.2587in" svg:height="0.3134in" svg:x="2.4819in" svg:y="0.602in"><text:p text:style-name="P9"><text:span text:style-name="T5">write</text:span></text:p><text:p text:style-name="P9"><text:span text:style-name="T5">back</text:span></text:p></draw:rect><draw:rect draw:style-name="gr3" draw:text-style-name="P10" svg:width="0.2157in" svg:height="0.248in" svg:x="0.5134in" svg:y="0.1882in"><text:p text:style-name="P9"><text:span text:style-name="T5">im</text:span></text:p></draw:rect><draw:rect draw:style-name="gr3" draw:text-style-name="P10" svg:width="0.2161in" svg:height="0.248in" svg:x="1.0118in" svg:y="0.1917in"><text:p text:style-name="P9"><text:span text:style-name="T5">ir</text:span></text:p></draw:rect><draw:rect draw:style-name="gr3" draw:text-style-name="P10" svg:width="0.2157in" svg:height="0.248in" svg:x="1.5008in" svg:y="0.1917in"><text:p text:style-name="P9"><text:span text:style-name="T5">dec</text:span></text:p></draw:rect><draw:rect draw:style-name="gr3" draw:text-style-name="P10" svg:width="0.2161in" svg:height="0.248in" svg:x="1.9965in" svg:y="0.189in"><text:p text:style-name="P9"><text:span text:style-name="T5">rf</text:span></text:p></draw:rect><draw:rect draw:style-name="gr3" draw:text-style-name="P10" svg:width="0.2161in" svg:height="0.248in" svg:x="3.0236in" svg:y="0.189in"><text:p text:style-name="P9"><text:span text:style-name="T5">dm</text:span></text:p></draw:rect><draw:g draw:style-name="gr4"><draw:g draw:style-name="gr4"><draw:g draw:style-name="gr4"><draw:rect draw:style-name="gr5" draw:text-style-name="P12" svg:width="0.0752in" svg:height="0.2504in" svg:x="0.3343in" svg:y="0.189in"><text:p text:style-name="P11"><text:span text:style-name="T6"/></text:p><text:p text:style-name="P11"><text:span text:style-name="T6"/></text:p></draw:rect><draw:custom-shape draw:style-name="gr6" draw:text-style-name="P13" svg:width="0.0476in" svg:height="0.0642in" svg:x="0.348in" svg:y="0.3752in"><text:p/><draw:enhanced-geometry svg:viewBox="0 0 21600 21600" draw:mirror-horizontal="false" draw:mirror-vertical="false"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g></draw:g><draw:line draw:style-name="gr7" draw:text-style-name="P14" svg:x1="0.2354in" svg:y1="0.3134in" svg:x2="0.337in" svg:y2="0.3134in"><text:p/></draw:line><draw:line draw:style-name="gr7" draw:text-style-name="P14" svg:x1="0.4142in" svg:y1="0.3134in" svg:x2="0.5161in" svg:y2="0.3134in"><text:p/></draw:line></draw:g><draw:g draw:style-name="gr4"><draw:g draw:style-name="gr4"><draw:g draw:style-name="gr4"><draw:rect draw:style-name="gr5" draw:text-style-name="P12" svg:width="0.076in" svg:height="0.2504in" svg:x="2.8461in" svg:y="0.189in"><text:p text:style-name="P11"><text:span text:style-name="T6">ff</text:span></text:p></draw:rect><draw:custom-shape draw:style-name="gr6" draw:text-style-name="P13" svg:width="0.0476in" svg:height="0.0642in" svg:x="2.8606in" svg:y="0.3752in"><text:p/><draw:enhanced-geometry svg:viewBox="0 0 21600 21600" draw:mirror-horizontal="false" draw:mirror-vertical="false"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g></draw:g><draw:line draw:style-name="gr7" draw:text-style-name="P14" svg:x1="2.7472in" svg:y1="0.3134in" svg:x2="2.8492in" svg:y2="0.3134in"><text:p/></draw:line><draw:line draw:style-name="gr7" draw:text-style-name="P14" svg:x1="2.9264in" svg:y1="0.3134in" svg:x2="3.028in" svg:y2="0.3134in"><text:p/></draw:line></draw:g><draw:g draw:style-name="gr4"><draw:g draw:style-name="gr4"><draw:g draw:style-name="gr4"><draw:rect draw:style-name="gr5" draw:text-style-name="P12" svg:width="0.0768in" svg:height="0.2504in" svg:x="0.8319in" svg:y="0.1866in"><text:p text:style-name="P11"><text:span text:style-name="T6">ff</text:span></text:p></draw:rect><draw:custom-shape draw:style-name="gr6" draw:text-style-name="P13" svg:width="0.048in" svg:height="0.0642in" svg:x="0.8461in" svg:y="0.3728in"><text:p/><draw:enhanced-geometry svg:viewBox="0 0 21600 21600" draw:mirror-horizontal="false" draw:mirror-vertical="false"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g></draw:g><draw:line draw:style-name="gr7" draw:text-style-name="P14" svg:x1="0.7335in" svg:y1="0.311in" svg:x2="0.8354in" svg:y2="0.311in"><text:p/></draw:line><draw:line draw:style-name="gr7" draw:text-style-name="P14" svg:x1="0.9118in" svg:y1="0.311in" svg:x2="1.0146in" svg:y2="0.311in"><text:p/></draw:line></draw:g><draw:g draw:style-name="gr4"><draw:g draw:style-name="gr4"><draw:g draw:style-name="gr4"><draw:rect draw:style-name="gr5" draw:text-style-name="P12" svg:width="0.0768in" svg:height="0.2504in" svg:x="1.3244in" svg:y="0.1866in"><text:p text:style-name="P11"><text:span text:style-name="T6">ff</text:span></text:p></draw:rect><draw:custom-shape draw:style-name="gr6" draw:text-style-name="P13" svg:width="0.0476in" svg:height="0.0642in" svg:x="1.339in" svg:y="0.3728in"><text:p/><draw:enhanced-geometry svg:viewBox="0 0 21600 21600" draw:mirror-horizontal="false" draw:mirror-vertical="false"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g></draw:g><draw:line draw:style-name="gr7" draw:text-style-name="P14" svg:x1="1.2264in" svg:y1="0.311in" svg:x2="1.328in" svg:y2="0.311in"><text:p/></draw:line><draw:line draw:style-name="gr7" draw:text-style-name="P14" svg:x1="1.4051in" svg:y1="0.311in" svg:x2="1.5071in" svg:y2="0.311in"><text:p/></draw:line></draw:g><draw:g draw:style-name="gr4"><draw:g draw:style-name="gr4"><draw:g draw:style-name="gr4"><draw:rect draw:style-name="gr5" draw:text-style-name="P12" svg:width="0.0752in" svg:height="0.2504in" svg:x="1.8189in" svg:y="0.189in"><text:p text:style-name="P11"><text:span text:style-name="T6">ff</text:span></text:p></draw:rect><draw:custom-shape draw:style-name="gr6" draw:text-style-name="P13" svg:width="0.0476in" svg:height="0.0642in" svg:x="1.8327in" svg:y="0.3752in"><text:p/><draw:enhanced-geometry svg:viewBox="0 0 21600 21600" draw:mirror-horizontal="false" draw:mirror-vertical="false"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g></draw:g><draw:line draw:style-name="gr7" draw:text-style-name="P14" svg:x1="1.7197in" svg:y1="0.3134in" svg:x2="1.8217in" svg:y2="0.3134in"><text:p/></draw:line><draw:line draw:style-name="gr7" draw:text-style-name="P14" svg:x1="1.8988in" svg:y1="0.3134in" svg:x2="2.0004in" svg:y2="0.3134in"><text:p/></draw:line></draw:g><draw:g draw:style-name="gr4"><draw:g draw:style-name="gr4"><draw:g draw:style-name="gr4"><draw:rect draw:style-name="gr5" draw:text-style-name="P12" svg:width="0.0768in" svg:height="0.2504in" svg:x="2.3118in" svg:y="0.189in"><text:p text:style-name="P11"><text:span text:style-name="T6">ff</text:span></text:p></draw:rect><draw:custom-shape draw:style-name="gr6" draw:text-style-name="P13" svg:width="0.048in" svg:height="0.0642in" svg:x="2.326in" svg:y="0.3752in"><text:p/><draw:enhanced-geometry svg:viewBox="0 0 21600 21600" draw:mirror-horizontal="false" draw:mirror-vertical="false"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g></draw:g><draw:line draw:style-name="gr7" draw:text-style-name="P14" svg:x1="2.2134in" svg:y1="0.3134in" svg:x2="2.315in" svg:y2="0.3134in"><text:p/></draw:line><draw:line draw:style-name="gr7" draw:text-style-name="P14" svg:x1="2.3925in" svg:y1="0.3134in" svg:x2="2.4941in" svg:y2="0.3134in"><text:p/></draw:line></draw:g><draw:line draw:style-name="gr7" draw:text-style-name="P14" svg:x1="2.6134in" svg:y1="0.439in" svg:x2="2.6134in" svg:y2="0.6083in"><text:p/></draw:line><draw:g draw:style-name="gr4"><draw:line draw:style-name="gr8" draw:text-style-name="P15" svg:x1="2.4787in" svg:y1="0.75in" svg:x2="2.1598in" svg:y2="0.75in"><text:p/></draw:line><draw:line draw:style-name="gr9" draw:text-style-name="P14" svg:x1="2.1524in" svg:y1="0.75in" svg:x2="2.1524in" svg:y2="0.4311in"><text:p/></draw:line></draw:g><draw:g draw:style-name="gr4"><draw:g draw:style-name="gr4"><draw:line draw:style-name="gr8" draw:text-style-name="P15" svg:x1="2.0327in" svg:y1="0.7508in" svg:x2="0.1236in" svg:y2="0.7508in"><text:p/></draw:line><draw:line draw:style-name="gr9" draw:text-style-name="P14" svg:x1="0.1181in" svg:y1="0.7508in" svg:x2="0.1181in" svg:y2="0.4319in"><text:p/></draw:line><draw:line draw:style-name="gr10" draw:text-style-name="P16" svg:x1="2.0472in" svg:y1="0.4398in" svg:x2="2.0472in" svg:y2="0.75in"><text:p/></draw:line></draw:g></draw:g></draw:g></text:p>
        <text:p text:style-name="P3"/>
        <text:p text:style-name="P17"><draw:line text:anchor-type="paragraph" draw:z-index="3" draw:style-name="gr11" draw:text-style-name="P18" svg:x1="0.2354in" svg:y1="-0.0661in" svg:x2="2.7402in" svg:y2="-0.0661in"><text:p/></draw:line><text:span text:style-name="T7">Figure1.</text:span> An example processor pipelin</text:p>
        <text:h text:style-name="Heading_20_1" text:outline-level="1">Benefits</text:h>
        <text:p text:style-name="P19"><text:span text:style-name="T8">Ease</text:span> <text:span text:style-name="T8">the</text:span> <text:span text:style-name="T8">management</text:span> <text:span text:style-name="T8">of</text:span> signals <text:span text:style-name="T8">that</text:span> <text:span text:style-name="T8">flow</text:span> <text:span text:style-name="T8">through</text:span> <text:span text:style-name="T8">pipeline</text:span>.</text:p>
        <text:p text:style-name="P19"><text:span text:style-name="T8">Drastic</text:span> <text:span text:style-name="T8">reduction</text:span> <text:span text:style-name="T8">of</text:span> <text:span text:style-name="T8">the</text:span> <text:span text:style-name="T8">time</text:span> <text:span text:style-name="T8">needed</text:span> <text:span text:style-name="T8">for</text:span> <text:span text:style-name="T8">pipe</text:span> <text:span text:style-name="T8">stages</text:span> <text:span text:style-name="T8">balancing</text:span>, <text:span text:style-name="T8">branch</text:span> <text:span text:style-name="T8">loops</text:span> <text:span text:style-name="T8">and</text:span> <text:span text:style-name="T8">control</text:span> <text:span text:style-name="T8">signal</text:span> <text:span text:style-name="T8">generation.</text:span></text:p>
        <text:p text:style-name="P19"><text:span text:style-name="T8"><text:s/>Solve the following problems using a specification:</text:span></text:p>
        <text:p text:style-name="P19"><text:span text:style-name="T8">-pipeline data loss</text:span></text:p>
        <text:p text:style-name="P19"><text:span text:style-name="T8">-pipeline data duplication</text:span></text:p>
        <text:p text:style-name="P19"><text:span text:style-name="T8">-pipeline branch/merge</text:span></text:p>
        <text:p text:style-name="P19"><text:span text:style-name="T8">-pipeline valid bit qualification</text:span></text:p>
        <text:p text:style-name="P19"><text:span text:style-name="T8">-pipeline stall analysis</text:span></text:p>
        <text:p text:style-name="P19"><text:span text:style-name="T8">-generation of pipestages suffixes resource usage conflicts between different pipestages.</text:span></text:p>
        <text:p text:style-name="P19"/>
        <text:p text:style-name="Text_20_body"/>
        <text:h text:style-name="Heading_20_1" text:outline-level="1">Architecture Diagram</text:h>
        <text:p text:style-name="P20"><text:s text:c="3"/>=drawing here=</text:p>
        <text:h text:style-name="Heading_20_1" text:outline-level="1">Supported formats</text:h>
        <text:p text:style-name="P20"/>
        <text:h text:style-name="Heading_20_2" text:outline-level="2">Input:</text:h>
        <text:h text:style-name="Heading_20_2" text:outline-level="2">Output Generators Provided:</text:h>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Standard"/>
        <text:p text:style-name="Standard"/>
      </text:section>
      <text:p text:style-name="Standard"><draw:g text:anchor-type="paragraph" draw:z-index="4" draw:style-name="gr12"><draw:line draw:style-name="gr13" draw:text-style-name="P16" svg:x1="1.0764in" svg:y1="2.0689in" svg:x2="4.3264in" svg:y2="2.0689in"><text:p/></draw:line><draw:custom-shape draw:style-name="gr14" draw:text-style-name="P16" svg:width="0.5004in" svg:height="2.5004in" svg:x="0in" svg:y="0.739in"><text:p/><draw:enhanced-geometry svg:viewBox="0 0 21600 21600" draw:type="rectangle" draw:enhanced-path="M 0 0 L 21600 0 21600 21600 0 21600 0 0 Z N"/></draw:custom-shape><draw:custom-shape draw:style-name="gr15" draw:text-style-name="P16" svg:width="0.2504in" svg:height="1.7504in" svg:x="1.5764in" svg:y="1.239in"><text:p/><draw:enhanced-geometry svg:viewBox="0 0 21600 21600" draw:type="rectangle" draw:enhanced-path="M 0 0 L 21600 0 21600 21600 0 21600 0 0 Z N"/></draw:custom-shape><draw:custom-shape draw:style-name="gr16" draw:text-style-name="P16" svg:width="0.2504in" svg:height="1.7504in" svg:x="2.2665in" svg:y="1.239in"><text:p/><draw:enhanced-geometry svg:viewBox="0 0 21600 21600" draw:type="rectangle" draw:enhanced-path="M 0 0 L 21600 0 21600 21600 0 21600 0 0 Z N"/></draw:custom-shape><draw:custom-shape draw:style-name="gr17" draw:text-style-name="P16" svg:width="0.2504in" svg:height="1.7504in" svg:x="3.0764in" svg:y="1.239in"><text:p/><draw:enhanced-geometry svg:viewBox="0 0 21600 21600" draw:type="rectangle" draw:enhanced-path="M 0 0 L 21600 0 21600 21600 0 21600 0 0 Z N"/></draw:custom-shape><draw:frame draw:style-name="gr18" draw:text-style-name="P22" svg:width="0.5004in" svg:height="0.2976in" svg:x="0.8492in" svg:y="1.8283in"><draw:text-box><text:p text:style-name="P21"><text:span text:style-name="T9">ir0</text:span></text:p></draw:text-box></draw:frame><draw:frame draw:style-name="gr19" draw:text-style-name="P22" svg:width="0.5004in" svg:height="0.2976in" svg:x="1.7681in" svg:y="1.8201in"><draw:text-box><text:p text:style-name="P21"><text:span text:style-name="T9">ir1</text:span></text:p></draw:text-box></draw:frame><draw:frame draw:style-name="gr20" draw:text-style-name="P22" svg:width="0.5004in" svg:height="0.2976in" svg:x="2.5764in" svg:y="1.8201in"><draw:text-box><text:p text:style-name="P21"><text:span text:style-name="T9">ir2</text:span></text:p></draw:text-box></draw:frame><draw:custom-shape draw:style-name="gr21" draw:text-style-name="P16" svg:width="0.2504in" svg:height="1.7504in" svg:x="3.8264in" svg:y="1.239in"><text:p/><draw:enhanced-geometry svg:viewBox="0 0 21600 21600" draw:type="rectangle" draw:enhanced-path="M 0 0 L 21600 0 21600 21600 0 21600 0 0 Z N"/></draw:custom-shape><draw:frame draw:style-name="gr22" draw:text-style-name="P22" svg:width="0.5004in" svg:height="0.2976in" svg:x="3.3264in" svg:y="1.8201in"><draw:text-box><text:p text:style-name="P21"><text:span text:style-name="T9">ir3</text:span></text:p></draw:text-box></draw:frame><draw:line draw:style-name="gr23" draw:text-style-name="P16" svg:x1="1.25in" svg:y1="0.239in" svg:x2="0.25in" svg:y2="0.739in"><text:p/></draw:line><draw:frame draw:style-name="gr24" draw:text-style-name="P22" svg:width="0.4386in" svg:height="0.2976in" svg:x="1.2417in" svg:y="0in"><draw:text-box><text:p text:style-name="P21"><text:span text:style-name="T9">isa</text:span></text:p></draw:text-box></draw:frame></draw:g> <text:s text:c="24"/></text:p>
      <text:p text:style-name="Standard"><text:tab/><text:tab/><text:tab/><text:tab/>Information associated with signals is preserved across</text:p>
      <text:p text:style-name="Standard"><text:s/><text:tab/><text:tab/><text:tab/><text:tab/>the pipestages</text:p>
      <text:p text:style-name="Standard"><text:tab/><text:tab/><text:tab/><text:tab/>cslc knows that signasl ir[0-4] are associatedwith the each <text:tab/><text:tab/><text:tab/><text:tab/>of instructions field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tab/><text:tab/><text:tab/><text:tab/>They can be accesed using ir0.op, ir1.srca, ir2.src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1" svg:font-family="Tahoma"/>
    <style:font-face style:name="ANOGFI+Courier-Bold" svg:font-family="ANOGFI+Courier-Bold" style:font-family-generic="modern"/>
    <style:font-face style:name="ANOEMI+Arial" svg:font-family="ANOEMI+Arial" style:font-family-generic="swiss"/>
    <style:font-face style:name="ANOGHK+Arial,BoldItalic" svg:font-family="'ANOGHK+Arial,BoldItalic'" style:font-family-generic="swiss"/>
    <style:font-face style:name="Arial1" svg:font-family="Arial" style:font-family-generic="swiss"/>
    <style:font-face style:name="Bitstream Vera Sans" svg:font-family="'Bitstream Vera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Gothic" svg:font-family="Gothic" style:font-family-generic="system" style:font-pitch="variable"/>
    <style:font-face style:name="Lucida Sans Unicode" svg:font-family="'Lucida Sans Unicode'" style:font-family-generic="system" style:font-pitch="variable"/>
    <style:font-face style:name="Lucidasans" svg:font-family="Lucidasans" style:font-family-generic="system" style:font-pitch="variable"/>
    <style:font-face style:name="Tahoma" svg:font-family="Tahoma" style:font-family-generic="system" style:font-pitch="variable"/>
  </office:font-face-decls>
  <office:styles>
    <draw:gradient draw:name="Gradient_20_8" draw:display-name="Gradient 8" draw:style="linear" draw:start-color="#000000" draw:end-color="#ffffff" draw:start-intensity="100%" draw:end-intensity="100%" draw:angle="0" draw:border="0%"/>
    <draw:hatch draw:name="Hatch_20_14" draw:display-name="Hatch 14" draw:style="single" draw:color="#000000" draw:distance="0.0043in" draw:rotation="0"/>
    <draw:fill-image draw:name="Bitmape_20_1" draw:display-name="Bitmape 1" xlink:href="Pictures/10000000000000200000002000309F1C.png" xlink:type="simple" xlink:show="embed" xlink:actuate="onLoad"/>
    <draw:marker draw:name="Arrow" svg:viewBox="0 0 20 30" svg:d="m10 0-10 30h20z"/>
    <draw:stroke-dash draw:name="Dash_20_15" draw:display-name="Dash 15" draw:style="rect" draw:dots1="1" draw:dots1-length="0.0043in" draw:dots2="1" draw:dots2-length="0.0043in" draw:distance="0.0043in"/>
    <draw:stroke-dash draw:name="Fine_20_Dashed_20__28_var_29_" draw:display-name="Fine Dashed (var)" draw:style="rect" draw:dots1="1" draw:dots1-length="197%" draw:distance="197%"/>
    <draw:stroke-dash draw:name="Ultrafine_20_2_20_Dots_20_3_20_Dashes" draw:display-name="Ultrafine 2 Dots 3 Dashes" draw:style="rect" draw:dots1="2" draw:dots1-length="0.0201in" draw:dots2="3" draw:dots2-length="0.1in" draw:distance="0.05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Header">
      <style:paragraph-properties fo:padding="0.0193in" fo:border-left="none" fo:border-right="none" fo:border-top="0.0346in solid #000080" fo:border-bottom="0.0071in solid #000080" style:shadow="none"/>
      <style:text-properties style:font-name="Arial"/>
    </style:style>
    <style:style style:name="P2" style:family="paragraph" style:parent-style-name="Header">
      <style:paragraph-properties fo:padding="0.0193in" fo:border-left="none" fo:border-right="none" fo:border-top="0.0346in solid #000080" fo:border-bottom="0.0071in solid #000080" style:shadow="none"/>
      <style:text-properties style:font-name="Arial" fo:font-size="16pt" style:font-size-asian="16pt" style:font-size-complex="16pt"/>
    </style:style>
    <style:style style:name="P3" style:family="paragraph" style:parent-style-name="Header">
      <style:paragraph-properties fo:padding="0.0193in" fo:border-left="none" fo:border-right="none" fo:border-top="0.0071in solid #000080" fo:border-bottom="0.0346in solid #000080" style:shadow="none"/>
    </style:style>
    <style:style style:name="P4" style:family="paragraph" style:parent-style-name="Table_20_Contents" style:master-page-name="">
      <style:paragraph-properties fo:margin-left="0.0398in" fo:margin-right="0.0398in" fo:margin-top="0.0783in" fo:margin-bottom="0.0398in" fo:text-indent="0in" style:auto-text-indent="false" fo:padding="0in" fo:border-left="none" fo:border-right="none" fo:border-top="0.0008in solid #000080" fo:border-bottom="none" style:shadow="none"/>
      <style:text-properties style:font-name="Arial" fo:font-size="8pt" style:font-size-asian="8pt" style:font-size-complex="8pt"/>
    </style:style>
    <style:style style:name="P5" style:family="paragraph" style:parent-style-name="Table_20_Contents">
      <style:paragraph-properties fo:margin-top="0.0398in" fo:margin-bottom="0in" fo:padding="0in" fo:border-left="none" fo:border-right="none" fo:border-top="0.0138in solid #000080" fo:border-bottom="none" style:shadow="none"/>
      <style:text-properties style:font-name="Arial" fo:font-size="10pt" style:font-size-asian="10pt" style:font-size-complex="10pt"/>
    </style:style>
    <style:style style:name="P6" style:family="paragraph" style:parent-style-name="Table_20_Contents">
      <style:paragraph-properties fo:margin-top="0.0398in" fo:margin-bottom="0in"/>
      <style:text-properties style:font-name="Arial" fo:font-size="9pt" fo:font-weight="bold" style:font-size-asian="9pt" style:font-weight-asian="bold" style:font-size-complex="9pt" style:font-weight-complex="bold"/>
    </style:style>
    <style:style style:name="P7" style:family="paragraph" style:parent-style-name="Table_20_Contents">
      <style:paragraph-properties fo:margin-top="0.0398in" fo:margin-bottom="0in"/>
      <style:text-properties style:font-name="Arial" fo:font-size="9pt" style:text-underline-style="none" fo:font-weight="bold" style:font-size-asian="9pt" style:font-weight-asian="bold" style:font-size-complex="9pt" style:font-weight-complex="bold"/>
    </style:style>
    <style:style style:name="T1" style:family="text">
      <style:text-properties fo:font-size="16pt" style:font-size-asian="16pt" style:font-size-complex="16pt"/>
    </style:style>
    <style:style style:name="T2" style:family="text">
      <style:text-properties style:font-name="Arial" fo:font-weight="bold" style:font-weight-asian="bold" style:font-weight-complex="bold"/>
    </style:style>
    <style:style style:name="T3" style:family="text">
      <style:text-properties fo:font-size="9pt" style:font-size-asian="9pt" style:font-size-complex="9pt"/>
    </style:style>
    <style:style style:name="T4" style:family="text">
      <style:text-properties fo:font-size="9pt" fo:font-weight="bold" style:font-size-asian="9pt" style:font-weight-asian="bold" style:font-size-complex="9pt" style:font-weight-complex="bold"/>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pm1">
      <style:page-layout-properties fo:page-width="8.2681in" fo:page-height="11.6929in" style:num-format="1" style:print-orientation="portrait" fo:margin-top="0.7874in" fo:margin-bottom="0.7874in" fo:margin-left="0.7874in" fo:margin-right="0.7874in" style:shadow="none" fo:background-color="transparent" style:writing-mode="lr-tb" style:footnote-max-height="0in">
        <style:background-image/>
        <style:columns fo:column-count="0" fo:column-gap="0in"/>
        <style:footnote-sep style:width="0.0071in" style:distance-before-sep="0.0398in" style:distance-after-sep="0.0398in" style:adjustment="left" style:rel-width="25%" style:color="#000000"/>
      </style:page-layout-properties>
      <style:header-style>
        <style:header-footer-properties fo:min-height="0.2362in" fo:margin-left="0in" fo:margin-right="0in" fo:margin-bottom="0.1965in" style:dynamic-spacing="false"/>
      </style:header-style>
      <style:footer-style>
        <style:header-footer-properties fo:min-height="0.2362in" fo:margin-left="0in" fo:margin-right="0in" fo:margin-top="0.1965in" style:dynamic-spacing="false"/>
      </style:footer-style>
    </style:page-layout>
    <style:page-layout style:name="pm2">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number:date-style style:name="N76" number:automatic-order="true">
      <number:month number:style="long" number:textual="true"/>
      <number:text> </number:text>
      <number:day/>
      <number:text>, </number:text>
      <number:year number:style="long"/>
    </number:date-style>
    <number:date-style style:name="N106">
      <number:year number:style="long"/>
    </number:date-style>
  </office:automatic-styles>
  <office:master-styles>
    <style:master-page style:name="Standard" style:page-layout-name="pm1" style:next-style-name="First_20_Page">
      <style:header>
        <text:p text:style-name="P1"><draw:frame draw:style-name="fr1" draw:name="graphics1" text:anchor-type="char" svg:x="0.0555in" svg:y="0.0937in" svg:width="2.4819in" svg:height="0.6626in" draw:z-index="0"><draw:image xlink:href="Pictures/2000000700002FDB00000DA657147EDD.svm" xlink:type="simple" xlink:show="embed" xlink:actuate="onLoad"/></draw:frame><text:tab/><text:tab/><text:span text:style-name="T1">CSL Product Family</text:span></text:p>
        <text:p text:style-name="P2"><text:tab/><text:tab/>CSL Pipeline</text:p>
        <text:p text:style-name="P2"/>
        <text:p text:style-name="P3"><text:tab/><text:tab/><text:span text:style-name="T2">Datasheet</text:span></text:p>
      </style:header>
      <style:footer>
        <text:p text:style-name="P4">Copyright <text:s/>© <text:date style:data-style-name="N106" text:date-value="2007-02-27T18:30:58.10" text:fixed="true">2007</text:date> <text:s/>Fastpath Logic, Inc. Copying in any form without the expressed written permission of Fastpath Logic, Inc. is prohibited. All specifications are subject to change without notice.</text:p>
        <text:p text:style-name="P5"><text:span text:style-name="T3">(v.0.</text:span><text:span text:style-name="T3"><text:editing-cycles>46</text:editing-cycles></text:span><text:span text:style-name="T3">) </text:span><text:span text:style-name="T3"><text:date style:data-style-name="N76" text:date-value="2007-06-01T17:30:42">June 1, 2007</text:date></text:span><text:span text:style-name="T3"><text:tab/><text:tab/><text:tab/></text:span><text:span text:style-name="T4">www.fastpathlogic.com</text:span><text:span text:style-name="T3"><text:tab/><text:tab/><text:tab/><text:tab/><text:tab/></text:span><text:span text:style-name="T3"><text:page-number text:select-page="current">2</text:page-number></text:span></text:p>
        <text:p text:style-name="P6">Datasheet</text:p>
      </style:footer>
    </style:master-page>
    <style:master-page style:name="First_20_Page" style:display-name="First Page" style:page-layout-name="pm2" style:next-style-name="Standard">
      <style:header>
        <text:p text:style-name="Header"><text:tab/><text:tab/><draw:frame draw:style-name="fr2" draw:name="graphics3" text:anchor-type="char" svg:x="0.0555in" svg:width="0.8465in" svg:height="0.1681in" draw:z-index="1"><draw:image xlink:href="Pictures/2000000700002FDB00000DA657147EDD.svm" xlink:type="simple" xlink:show="embed" xlink:actuate="onLoad"/></draw:frame></text:p>
      </style:header>
      <style:footer>
        <text:p text:style-name="P4">Copyright <text:s/>© <text:date style:data-style-name="N106" text:date-value="2007-02-27T18:30:58.10" text:fixed="true">2007</text:date> <text:s/>Fastpath Logic, Inc. Copying in any form without the expressed written permission of Fastpath Logic, Inc. is prohibited. All specifications are subject to change without notice.</text:p>
        <text:p text:style-name="P5"><text:span text:style-name="T3">(v.0.</text:span><text:span text:style-name="T3"><text:editing-cycles>46</text:editing-cycles></text:span><text:span text:style-name="T3">) </text:span><text:span text:style-name="T3"><text:date style:data-style-name="N76" text:date-value="2007-06-01T17:30:42">June 1, 2007</text:date></text:span><text:span text:style-name="T3"><text:tab/><text:tab/><text:tab/></text:span><text:span text:style-name="T4">www.fastpathlogic.com</text:span><text:span text:style-name="T3"><text:tab/><text:tab/><text:tab/><text:tab/><text:tab/></text:span><text:span text:style-name="T3"><text:page-number text:select-page="current">2</text:page-number></text:span></text:p>
        <text:p text:style-name="P7">Datashee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7$Build-9044</meta:generator>
    <meta:initial-creator>Cristian-Gyozo Haba</meta:initial-creator>
    <meta:creation-date>2007-02-27T18:09:27</meta:creation-date>
    <dc:date>2007-06-01T17:30:41</dc:date>
    <dc:language>en-US</dc:language>
    <meta:editing-cycles>46</meta:editing-cycles>
    <meta:editing-duration>PT16H37M47S</meta:editing-duration>
    <meta:user-defined meta:name="Info 1"/>
    <meta:user-defined meta:name="Info 2"/>
    <meta:user-defined meta:name="Info 3"/>
    <meta:user-defined meta:name="Info 4"/>
    <meta:document-statistic meta:table-count="0" meta:image-count="2" meta:object-count="0" meta:page-count="2" meta:paragraph-count="52" meta:word-count="427" meta:character-count="2978"/>
  </office:meta>
</office:document-meta>
</file>